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2025-01-20 14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2025-01-15 2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2024-10-01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2024-02-01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2024-01-05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2023-01-06 2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2022-10-04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2022-04-14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2022-01-06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2021-10-12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2021-04-22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2021-01-07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2020-01-05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2019-10-15 17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2019-04-25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2019-01-05 20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2018-10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2018-04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2018-01-05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2017-04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2017-01-06 14:18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2016-10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2016-04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2016-01-05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2015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2015-01-06 14:58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2015-01-06 14:13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4368" calcext:value-type="float">
            <text:p>25.80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2014-01-07 15:59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7312" calcext:value-type="float">
            <text:p>25.73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2013-10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2013-05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2013-01-15 22:48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2012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2012-01-18 15:34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9968" calcext:value-type="float">
            <text:p>24.88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201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568" calcext:value-type="float">
            <text:p>24.73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2011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2011-01-19 17:43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2010-10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2010-01-19 20:41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2009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2009-06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2009-01-21 19:50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2008-10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2008-01-07 19:05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2007-01-18 03:58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2006-01-09 17:10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2005-01-12 20:29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2004-01-06 23:42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4728" calcext:value-type="float">
            <text:p>24.87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2003-01-11 16:14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2002-01-08 14:16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2001-01-07 17:24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2000-01-08 20:2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1999-01-07 20:09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1998-01-08 15:24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1997-01-08 20:1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199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1995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199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1993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199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199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199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198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198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198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198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198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1984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198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1982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1981-07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1981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10099335801</text:p>
          </table:table-cell>
          <table:table-cell office:value-type="string" calcext:value-type="string">
            <text:p>1979-07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96" meta:object-count="0"/>
    <meta:user-defined meta:name="AppVersion">3.0</meta:user-defined>
  </office:meta>
</office:document-meta>
</file>